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language-asian="fr" style:country-asian="FR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language-asian="fr" style:country-asian="FR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text-properties fo:font-size="24pt" style:font-size-asian="24pt"/>
    </style:style>
    <style:style style:name="T14" style:parent-style-name="Policepardéfaut" style:family="text">
      <style:text-properties style:language-asian="fr" style:country-asian="FR"/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text-properties fo:text-shadow="0.0145in 0.0145in 0.0416in #000000" fo:color="#000000" fo:font-size="36pt" style:font-size-asian="36pt"/>
    </style:style>
    <style:style style:name="T18" style:parent-style-name="Policepardéfaut" style:family="text">
      <style:text-properties style:language-asian="fr" style:country-asian="FR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f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" style:vertical-rel="paragraph" style:horizontal-pos="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f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0.64583in" svg:y="1.23958in" svg:width="2.10417in" svg:height="0.82292in" draw:z-index="251667456" draw:id="id0" draw:style-name="a0" draw:name="Bulle narrative : rectangle 8" text:anchor-type="paragraph"><svg:title/><svg:desc/><text:p text:style-name="P3"/><text:p text:style-name="P4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1061 29222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5"><draw:custom-shape svg:x="3.20347in" svg:y="2.04653in" svg:width="2.33333in" svg:height="0.86458in" draw:z-index="251665408" draw:id="id1" draw:style-name="a1" draw:name="Bulle narrative : rectangle 7" text:anchor-type="paragraph"><svg:title/><svg:desc/><text:p text:style-name="P6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20423 26585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7"><draw:custom-shape svg:x="3.03125in" svg:y="0.30208in" svg:width="2.33333in" svg:height="0.86458in" draw:z-index="251669504" draw:id="id2" draw:style-name="a2" draw:name="Bulle narrative : rectangle 9" text:anchor-type="paragraph"><svg:title/><svg:desc/><text:p text:style-name="P8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20423 26585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9"><draw:custom-shape svg:x="0.59931in" svg:y="2.96389in" svg:width="2.10417in" svg:height="0.82292in" draw:z-index="251664384" draw:id="id3" draw:style-name="a3" draw:name="Bulle narrative : rectangle 6" text:anchor-type="paragraph"><svg:title/><svg:desc/><text:p text:style-name="P10"/><text:p text:style-name="P11"/><draw:enhanced-geometry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1061 29222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span><text:span text:style-name="T12"><draw:frame draw:z-index="251663360" draw:id="id4" draw:style-name="a4" draw:name="Zone de texte 5" text:anchor-type="paragraph" svg:x="0.63056in" svg:y="4.37014in" svg:width="5.10417in" svg:height="0.47917in" style:rel-width="scale" style:rel-height="scale"><draw:text-box><text:p text:style-name="P13">Enter text</text:p></draw:text-box><svg:title/><svg:desc/></draw:frame></text:span><text:span text:style-name="T14"><draw:custom-shape svg:x="0.27639in" svg:y="4.29722in" svg:width="5.66667in" svg:height="0.64583in" draw:z-index="251662336" draw:id="id5" draw:style-name="a5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15"><draw:custom-shape svg:x="0.27639in" svg:y="0.24514in" svg:width="5.63542in" svg:height="4.02083in" draw:z-index="251661312" draw:id="id6" draw:style-name="a6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16"><draw:frame draw:z-index="251660288" draw:id="id7" draw:style-name="a7" draw:name="Zone de texte 2" text:anchor-type="paragraph" svg:x="1.55764in" svg:y="-0.89028in" svg:width="3.17708in" svg:height="0.625in" style:rel-width="scale" style:rel-height="scale"><draw:text-box><text:p text:style-name="P17">Cookies Bot</text:p></draw:text-box><svg:title/><svg:desc/></draw:frame></text:span><text:span text:style-name="T18"><draw:custom-shape svg:x="0in" svg:y="-0.96319in" svg:width="8.25in" svg:height="0.78125in" draw:z-index="251659264" draw:id="id8" draw:style-name="a8" draw:name="Rectangle 1" text:anchor-type="paragraph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ERY Ysabelle</meta:initial-creator>
    <dc:creator>EMERY Ysabelle</dc:creator>
    <meta:creation-date>2016-12-01T18:36:00Z</meta:creation-date>
    <dc:date>2016-12-01T18:45:00Z</dc:date>
    <meta:template xlink:href="Normal" xlink:type="simple"/>
    <meta:editing-cycles>1</meta:editing-cycles>
    <meta:editing-duration>PT540S</meta:editing-duration>
    <meta:document-statistic meta:page-count="1" meta:paragraph-count="1" meta:word-count="1" meta:character-count="9" meta:row-count="1" meta:non-whitespace-character-count="9"/>
  </office:meta>
</office:document-meta>
</file>